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42"/>SNU developer log day 442</text:h>
      <text:p text:style-name="P2">Today was a horrible day for work. I thought I would be able to last with Windows 10 until Christmas, but today, Windows 10 pulled the last straw. Upon logging in, I got the malicious prompt (that fakes a Windows setup environment) trying to get me to create a Microsoft account, meanwhie reminding me even further why that is not a good idea by regrouping my downloads folder for the ~200th time. Later on while doing schoolwork, programs began freezing, CPU usage went up high, everything stuttered and became unresponsive. I had to deal with this for over an hour. I have never had a computer malfunction this badly before. Later, while watching a video, the entire system froze, and I got a "system unresponsive" message. I had 2 waves of this, and then after all of that, it wanted me to do an update. This is it, the final straw. I am going to work even harder on finding a good Linux laptop now. This whole ordeal set me back 2 hours today.</text:p>
      <text:p text:style-name="P2">Today, I worked on schoolwork, and finished a personal photography project that lasted 19 days. I woke up later, and with the whole Windows 10 trying to murder my computer earlier, I had very little time for website work. I mainly did a documentation update, with a basic update to the SNU video player, adding in more languages. That is all I could do. I hope to improve this situation. Today wasn't a good day for development.</text:p>
      <text:p text:style-name="Text_20_body"><text:span text:style-name="T1">Sean Patrick Myrick on April 16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7:05:33.167000000</meta:creation-date>
    <dc:date>2020-04-17T17:05:46.181000000</dc:date>
    <meta:editing-duration>PT14S</meta:editing-duration>
    <meta:editing-cycles>1</meta:editing-cycles>
    <meta:document-statistic meta:table-count="0" meta:image-count="0" meta:object-count="0" meta:page-count="1" meta:paragraph-count="4" meta:word-count="263" meta:character-count="1438" meta:non-whitespace-character-count="1179"/>
    <meta:generator>LibreOffice/6.1.2.1$Windows_X86_64 LibreOffice_project/65905a128db06ba48db947242809d14d3f9a93fe</meta:generator>
  </office:meta>
</office:document-meta>
</file>